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BOL_2019.041" svg:font-family="SBOL_2019.04"/>
    <style:font-face style:name="SBOL_2019.04" svg:font-family="SBOL_2019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BOL_2019.04" fo:font-size="24pt" officeooo:rsid="000b8191" officeooo:paragraph-rsid="000b8191" style:font-size-asian="24pt" style:font-size-complex="24pt"/>
    </style:style>
    <style:style style:name="P2" style:family="paragraph" style:parent-style-name="Standard">
      <style:paragraph-properties fo:line-height="92%"/>
      <style:text-properties style:font-name="SBOL_2019.04" fo:font-size="24pt" officeooo:rsid="000b8191" officeooo:paragraph-rsid="000b8191" style:font-size-asian="24pt" style:font-size-complex="24pt"/>
    </style:style>
    <style:style style:name="P3" style:family="paragraph" style:parent-style-name="Standard">
      <style:paragraph-properties fo:line-height="92%"/>
      <style:text-properties style:font-name="SBOL_2019.04" fo:font-size="24pt" officeooo:rsid="000b8191" officeooo:paragraph-rsid="000d3770" style:font-size-asian="24pt" style:font-size-complex="24pt"/>
    </style:style>
    <style:style style:name="P4" style:family="paragraph" style:parent-style-name="Standard">
      <style:paragraph-properties fo:line-height="92%"/>
      <style:text-properties style:font-name="SBOL_2019.04" fo:font-size="24pt" officeooo:rsid="000b8191" officeooo:paragraph-rsid="000e1a89" style:font-size-asian="24pt" style:font-size-complex="24pt"/>
    </style:style>
    <style:style style:name="P5" style:family="paragraph" style:parent-style-name="Standard">
      <style:paragraph-properties fo:line-height="92%"/>
      <style:text-properties style:font-name="SBOL_2019.04" fo:font-size="24pt" officeooo:rsid="000b8191" officeooo:paragraph-rsid="000f1abd" style:font-size-asian="24pt" style:font-size-complex="24pt"/>
    </style:style>
    <style:style style:name="P6" style:family="paragraph" style:parent-style-name="Standard">
      <style:text-properties style:font-name="SBOL_2019.04" fo:font-size="24pt" officeooo:rsid="000b8191" officeooo:paragraph-rsid="000d3770" style:font-size-asian="24pt" style:font-size-complex="24pt"/>
    </style:style>
    <style:style style:name="P7" style:family="paragraph" style:parent-style-name="Standard">
      <style:text-properties officeooo:paragraph-rsid="000f1abd"/>
    </style:style>
    <style:style style:name="T1" style:family="text">
      <style:text-properties style:font-name="SBOL_2019.041" style:font-name-asian="SBOL_2019.041" style:font-name-complex="SBOL_2019.041"/>
    </style:style>
    <style:style style:name="T2" style:family="text">
      <style:text-properties style:font-name="SBOL_2019.041" officeooo:rsid="000e1a89" style:font-name-asian="SBOL_2019.041" style:font-name-complex="SBOL_2019.041"/>
    </style:style>
    <style:style style:name="T3" style:family="text">
      <style:text-properties style:font-name="SBOL_2019.041" fo:font-size="24pt" officeooo:rsid="000b8191" style:font-name-asian="SBOL_2019.041" style:font-size-asian="24pt" style:font-name-complex="SBOL_2019.041" style:font-size-complex="24pt"/>
    </style:style>
    <style:style style:name="T4" style:family="text">
      <style:text-properties fo:color="#ce181e" style:font-name="SBOL_2019.041" style:font-name-asian="SBOL_2019.041" style:font-name-complex="SBOL_2019.041"/>
    </style:style>
    <style:style style:name="T5" style:family="text">
      <style:text-properties fo:color="#ce181e" style:font-name="SBOL_2019.041" fo:font-size="24pt" officeooo:rsid="000b8191" style:font-name-asian="SBOL_2019.041" style:font-size-asian="24pt" style:font-name-complex="SBOL_2019.041" style:font-size-complex="24pt"/>
    </style:style>
    <style:style style:name="T6" style:family="text">
      <style:text-properties fo:color="#1c3687" style:font-name="SBOL_2019.041" style:font-name-asian="SBOL_2019.041" style:font-name-complex="SBOL_2019.041"/>
    </style:style>
    <style:style style:name="T7" style:family="text">
      <style:text-properties fo:color="#1c3687" style:font-name="SBOL_2019.041" fo:font-size="24pt" officeooo:rsid="000b8191" style:font-name-asian="SBOL_2019.041" style:font-size-asian="24pt" style:font-name-complex="SBOL_2019.041" style:font-size-complex="24pt"/>
    </style:style>
    <style:style style:name="T8" style:family="text">
      <style:text-properties fo:color="#00aaad" style:font-name="SBOL_2019.041" style:font-name-asian="SBOL_2019.041" style:font-name-complex="SBOL_2019.041"/>
    </style:style>
    <style:style style:name="T9" style:family="text">
      <style:text-properties fo:color="#009598" style:font-name="SBOL_2019.041" style:font-name-asian="SBOL_2019.041" style:font-name-complex="SBOL_2019.041"/>
    </style:style>
    <style:style style:name="T10" style:family="text">
      <style:text-properties fo:color="#f58220" style:font-name="SBOL_2019.041" style:font-name-asian="SBOL_2019.041" style:font-name-complex="SBOL_2019.041"/>
    </style:style>
    <style:style style:name="T11" style:family="text">
      <style:text-properties fo:color="#f58220" style:font-name="SBOL_2019.041" officeooo:rsid="000e1a89" style:font-name-asian="SBOL_2019.041" style:font-name-complex="SBOL_2019.041"/>
    </style:style>
    <style:style style:name="T12" style:family="text">
      <style:text-properties fo:color="#f58220" style:font-name="SBOL_2019.041" fo:font-size="24pt" officeooo:rsid="000b8191" style:font-name-asian="SBOL_2019.041" style:font-size-asian="24pt" style:font-name-complex="SBOL_2019.041" style:font-size-complex="24pt"/>
    </style:style>
    <style:style style:name="T13" style:family="text">
      <style:text-properties fo:color="#00508f" style:font-name="SBOL_2019.041" style:font-name-asian="SBOL_2019.041" style:font-name-complex="SBOL_2019.041"/>
    </style:style>
    <style:style style:name="T14" style:family="text">
      <style:text-properties fo:color="#009353" style:font-name="SBOL_2019.041" style:font-name-asian="SBOL_2019.041" style:font-name-complex="SBOL_2019.041"/>
    </style:style>
    <style:style style:name="T15" style:family="text">
      <style:text-properties fo:color="#009353" style:font-name="SBOL_2019.041" officeooo:rsid="000e1a89" style:font-name-asian="SBOL_2019.041" style:font-name-complex="SBOL_2019.041"/>
    </style:style>
    <style:style style:name="T16" style:family="text">
      <style:text-properties fo:color="#009353" style:font-name="SBOL_2019.041" fo:font-size="24pt" officeooo:rsid="000b8191" style:font-name-asian="SBOL_2019.041" style:font-size-asian="24pt" style:font-name-complex="SBOL_2019.041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󰀂󰀰󰀱󰀲󰀷󰀸󰀹󰀓󰀺󰀻󰀼󰀽󰀾󰀿󰁀󰁁󰁂󰁃󰁄󰁅󰁆󰁇󰁈󰁉󰁊󰁋󰁌󰁍󰁎󰁏󰁐󰁑󰁒󰁓󰂀󰂂󰀀󰀗󰀇󰀃</text:span></text:p>
      <text:p text:style-name="P2"><text:span text:style-name="T1">󰀁 <text:s text:c="37"/>󰀁</text:span></text:p>
      <text:p text:style-name="P2"><text:span text:style-name="T1">󰀄󰀆󰀉󰀊󰀏󰀐󰀑󰀒󰀔󰀕󰀖󰀘󰀚󰀛󰀜󰀝󰀞󰀟󰀠󰀡󰀢󰀣󰀤󰀥󰀦󰀧󰀨󰀩󰀪󰀫󰀬󰀭󰀮󰀯󰁿󰂁󰀀󰀈󰀙󰀅</text:span></text:p>
      <text:p text:style-name="P3"><text:span text:style-name="T1">󰀀󰀀󰀝󰀀󰀀 󰀴󰀽󰀷󰀽󰀵 󰀀󰀝󰀀 󰀴󰀷󰀵 <text:s/>󰂇󰂈󰂉󰂊 󰂋󰂌󰂍󰂎 󰂏󰂐󰂑󰂒</text:span></text:p>
      <text:p text:style-name="P3"><text:span text:style-name="T1"><text:s/>󰀋 󰀎 <text:s text:c="2"/>󰀳 󰀶 <text:s/>󰀌󰀏󰀍 󰀀󰁁󰀀 <text:s/>󰁔󰁕󰁖󰁗󰁘󰁙󰁚󰁛󰁜󰁝󰁞󰁟󰁠󰁡</text:span></text:p>
      <text:p text:style-name="P4"><text:span text:style-name="T1">󰀌󰀘󰀏󰀘󰀍 󰀀󰀀󰁁󰀀󰀀 <text:s text:c="9"/>󰁶 󰁷 󰁸󰁹 󰁺 󰁻󰁽 󰁼󰁾</text:span></text:p>
      <text:p text:style-name="P1"><text:span text:style-name="T1"/></text:p>
      <text:p text:style-name="P6"><text:span text:style-name="T1">󰁢󰁣󰁤󰁥 󰁦 <text:s/>󰁧󰁨󰁩 󰁪 󰁫󰁬󰁭 󰁮󰁯󰁰󰁱 󰁲󰁳󰁴󰁵</text:span></text:p>
      <text:p text:style-name="P1"><text:span text:style-name="T1"/></text:p>
      <text:p text:style-name="P4"><text:span text:style-name="T1"><text:s text:c="3"/></text:span><text:span text:style-name="T6">󰁾󰀀󰀀󰀀󰀀󰀀󰀀</text:span><text:span text:style-name="T14">󰂇󰀀󰀀󰁮󰁔</text:span></text:p>
      <text:p text:style-name="P5"><text:span text:style-name="T1"><text:s text:c="3"/></text:span><text:span text:style-name="T6">󰁝</text:span><text:span text:style-name="T1"> <text:s text:c="5"/></text:span><text:span text:style-name="T10">󰁙</text:span><text:span text:style-name="T1"> <text:s text:c="3"/></text:span><text:span text:style-name="T15">󰀁</text:span><text:span text:style-name="T2"> </text:span><text:span text:style-name="T4">󰁡</text:span></text:p>
      <text:p text:style-name="P7"><text:span text:style-name="T3"><text:s text:c="3"/></text:span><text:span text:style-name="T7">󰁰</text:span><text:span text:style-name="T3"> <text:s text:c="5"/></text:span><text:span text:style-name="T12">󰁰</text:span><text:span text:style-name="T3"> <text:s text:c="3"/></text:span><text:span text:style-name="T16">󰁭</text:span><text:span text:style-name="T3"> </text:span><text:span text:style-name="T5">󰁰</text:span></text:p>
      <text:p text:style-name="P6"><text:span text:style-name="T1">󰂅</text:span><text:span text:style-name="T6">󰀝󰀞󰀉󰀡</text:span><text:span text:style-name="T1">󰂆 󰂅</text:span><text:span text:style-name="T10">󰀝󰀞󰀉󰀡</text:span><text:span text:style-name="T1">󰂆 󰂃</text:span><text:span text:style-name="T4">󰀝󰀞󰀉󰀡</text:span><text:span text:style-name="T1">󰂄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BOL_2019.041" svg:font-family="SBOL_2019.04"/>
    <style:font-face style:name="SBOL_2019.04" svg:font-family="SBOL_2019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2:06:22.025613002</meta:creation-date>
    <dc:date>2019-05-04T12:35:36.639981963</dc:date>
    <meta:editing-duration>PT19M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11" meta:character-count="323" meta:non-whitespace-character-count="211"/>
  </office:meta>
</office:document-meta>
</file>